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Heading_20_3">
      <style:paragraph-properties fo:margin-top="0cm" fo:margin-bottom="0.499cm" style:contextual-spacing="false" style:writing-mode="lr-tb"/>
      <style:text-properties officeooo:paragraph-rsid="00017d93"/>
    </style:style>
    <style:style style:name="P4" style:family="paragraph" style:parent-style-name="Preformatted_20_Text">
      <style:paragraph-properties fo:margin-top="0cm" fo:margin-bottom="0.499cm" style:contextual-spacing="false" style:writing-mode="lr-tb"/>
      <style:text-properties officeooo:paragraph-rsid="00017d93"/>
    </style:style>
    <style:style style:name="P5" style:family="paragraph" style:parent-style-name="Heading_20_4">
      <style:paragraph-properties fo:text-align="justify" style:justify-single-word="false"/>
      <style:text-properties officeooo:paragraph-rsid="00017d93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017d93"/>
    </style:style>
    <style:style style:name="P7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officeooo:paragraph-rsid="00017d93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paragraph-rsid="00017d93"/>
    </style:style>
    <style:style style:name="P10" style:family="paragraph" style:parent-style-name="Text_20_body" style:list-style-name="L1">
      <style:paragraph-properties fo:margin-top="0cm" fo:margin-bottom="0.499cm" style:contextual-spacing="false" style:writing-mode="lr-tb"/>
      <style:text-properties officeooo:paragraph-rsid="00017d93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017d93"/>
    </style:style>
    <style:style style:name="T1" style:family="text">
      <style:text-properties officeooo:rsid="00017d93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17d93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tep 1: Check if Python and <text:span text:style-name="Source_20_Text">venv</text:span> are installed</text:h>
      <text:p text:style-name="Standard"/>
      <text:p text:style-name="Standard">python3 –version</text:p>
      <text:p text:style-name="Standard"/>
      <text:p text:style-name="Text_20_body"><text:span text:style-name="T3">step 2:</text:span><text:span text:style-name="T2">Then check if </text:span><text:span text:style-name="Source_20_Text"><text:span text:style-name="T2">venv</text:span></text:span><text:span text:style-name="T2"> module is available</text:span></text:p>
      <text:p text:style-name="P2"><text:span text:style-name="Source_20_Text">python3 -m venv –help</text:span></text:p>
      <text:h text:style-name="P1" text:outline-level="3"><text:span text:style-name="Source_20_Text">Step</text:span><text:span text:style-name="Source_20_Text"><text:span text:style-name="T1">3</text:span></text:span><text:span text:style-name="Source_20_Text">: Create a Virtual Environment</text:span></text:h>
      <text:p text:style-name="P2"><text:span text:style-name="Source_20_Text">python3 -m venv myenv</text:span></text:p>
      <text:list xml:id="list2405641661" text:style-name="L1">
        <text:list-item>
          <text:p text:style-name="P8"><text:span text:style-name="Source_20_Text">myenv</text:span> is the name of the virtual environment folder.</text:p>
        </text:list-item>
        <text:list-item>
          <text:p text:style-name="P9">You can name it anything: <text:span text:style-name="Source_20_Text">venv</text:span>, <text:span text:style-name="Source_20_Text">env</text:span>, etc</text:p>
          <text:p text:style-name="P9"/>
        </text:list-item>
        <text:list-item>
          <text:p text:style-name="P11">▶️ <text:span text:style-name="T2">Step </text:span><text:span text:style-name="T3">4</text:span><text:span text:style-name="T2">: Activate the Virtual Environment</text:span></text:p>
        </text:list-item>
      </text:list>
      <text:h text:style-name="P5" text:outline-level="4">🐧 On Linux or macOS:</text:h>
      <text:p text:style-name="P6">bash</text:p>
      <text:p text:style-name="P7"><text:span text:style-name="Source_20_Text">source myenv/bin/activate</text:span></text:p>
      <text:h text:style-name="P5" text:outline-level="4">🪟 On Windows (Command Prompt):</text:h>
      <text:p text:style-name="P6">cmd</text:p>
      <text:p text:style-name="P7"><text:span text:style-name="Source_20_Text">myenv\Scripts\activate</text:span></text:p>
      <text:h text:style-name="P5" text:outline-level="4">🪟 On Windows (PowerShell):</text:h>
      <text:p text:style-name="P6">powershell</text:p>
      <text:p text:style-name="P7"><text:span text:style-name="Source_20_Text">.\myenv\Scripts\Activate.ps1</text:span></text:p>
      <text:p text:style-name="P4"><text:span text:style-name="Source_20_Text"/></text:p>
      <text:h text:style-name="P3" text:outline-level="3"><text:span text:style-name="Source_20_Text">Step 5: Deactivate When Done</text:span></text:h>
      <text:p text:style-name="Text_20_body">To exit the virtual environment:</text:p>
      <text:p text:style-name="Preformatted_20_Text">bash</text:p>
      <text:p text:style-name="P2"><text:span text:style-name="Source_20_Text">deactivate</text:span></text:p>
      <text:p text:style-name="P4"><text:span text:style-name="Source_20_Text"/></text:p>
      <text:list xml:id="list152160972939055" text:continue-numbering="true" text:style-name="L1">
        <text:list-item>
          <text:p text:style-name="P10"><text:span text:style-name="Source_20_Text"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5:09:49.205051938</meta:creation-date>
    <dc:date>2025-07-24T15:21:26.065049294</dc:date>
    <meta:editing-duration>PT1M2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94" meta:character-count="565" meta:non-whitespace-character-count="498"/>
  </office:meta>
</office:document-meta>
</file>